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ff" draw:marker-start-width="0.0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ff00" draw:marker-start-width="0.0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0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6cm" svg:height="1.508cm" svg:x="0.762cm" svg:y="0.238cm">
          <text:p text:style-name="P1">Alic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78cm" svg:y1="0.73cm" svg:x2="4.81cm" svg:y2="0.73cm">
          <text:p/>
        </draw:line>
        <draw:line draw:style-name="gr3" draw:text-style-name="P2" draw:layer="layout" svg:x1="2.778cm" svg:y1="1.238cm" svg:x2="4.81cm" svg:y2="1.238cm">
          <text:p/>
        </draw:line>
        <draw:custom-shape draw:style-name="gr1" draw:text-style-name="P2" draw:layer="layout" svg:width="2.032cm" svg:height="1.508cm" svg:x="4.81cm" svg:y="0.238cm">
          <text:p text:style-name="P1">Carol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842cm" svg:y1="0.984cm" svg:x2="8.874cm" svg:y2="0.984cm">
          <text:p/>
        </draw:line>
        <draw:custom-shape draw:style-name="gr1" draw:text-style-name="P2" draw:layer="layout" svg:width="2.032cm" svg:height="1.508cm" svg:x="8.874cm" svg:y="0.238cm">
          <text:p text:style-name="P1">Bob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826cm" svg:y1="2.508cm" svg:x2="5.826cm" svg:y2="1.746cm">
          <text:p/>
        </draw:line>
        <draw:line draw:style-name="gr5" draw:text-style-name="P2" draw:layer="layout" svg:x1="1.762cm" svg:y1="1.746cm" svg:x2="1.762cm" svg:y2="2.508cm">
          <text:p/>
        </draw:line>
        <draw:line draw:style-name="gr5" draw:text-style-name="P2" draw:layer="layout" svg:x1="9.89cm" svg:y1="2.508cm" svg:x2="1.762cm" svg:y2="2.508cm">
          <text:p/>
        </draw:line>
        <draw:line draw:style-name="gr4" draw:text-style-name="P2" draw:layer="layout" svg:x1="9.89cm" svg:y1="2.508cm" svg:x2="9.89cm" svg:y2="1.7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2.5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6-09T20:59:25</meta:creation-date>
    <dc:date>2009-06-18T10:17:51</dc:date>
    <meta:editing-cycles>17</meta:editing-cycles>
    <meta:editing-duration>PT1H14M1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